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276cm" draw:marker-end="Arrow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-color="#ccff00" draw:textarea-vertical-align="middle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6699cc" draw:textarea-vertical-align="middle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10" style:family="graphic" style:parent-style-name="standard">
      <style:graphic-properties draw:stroke="none" draw:marker-start="" draw:fill="none" fo:min-height="0.258cm"/>
    </style:style>
    <style:style style:name="gr11" style:family="graphic" style:parent-style-name="objectwithoutfill">
      <style:graphic-properties draw:stroke="solid" draw:stroke-dash="Fine_20_Dashed" draw:marker-start="" draw:fill="none" draw:textarea-vertical-align="middle"/>
    </style:style>
    <style:style style:name="gr12" style:family="graphic" style:parent-style-name="standard">
      <style:graphic-properties draw:stroke="none" draw:fill="none" fo:min-height="0.258cm"/>
    </style:style>
    <style:style style:name="gr13" style:family="graphic" style:parent-style-name="standard">
      <style:graphic-properties svg:stroke-color="#000000" draw:fill-color="#ffffcc" draw:textarea-vertical-align="middle"/>
    </style:style>
    <style:style style:name="gr14" style:family="graphic" style:parent-style-name="objectwithoutfill">
      <style:graphic-properties draw:stroke="dash" draw:stroke-dash="Fine_20_Dashed"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="Line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draw:stroke-dash="Fine_20_Dashed" draw:marker-start="Arrow" draw:fill="none" draw:textarea-vertical-align="middle"/>
    </style:style>
    <style:style style:name="gr17" style:family="graphic" style:parent-style-name="standard">
      <style:graphic-properties draw:fill="hatch" draw:fill-color="#ccffff" draw:fill-hatch-name="Blue_20_Crossed_20_0_20_Degrees" draw:opacity="25%" draw:textarea-vertical-align="middle"/>
    </style:style>
    <style:style style:name="gr18" style:family="graphic" style:parent-style-name="objectwithoutfill">
      <style:graphic-properties draw:stroke="solid" draw:stroke-dash="Fine_20_Dashed" draw:marker-start="Line_20_Arrow" draw:fill="none" draw:textarea-vertical-align="middle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objectwithoutfill">
      <style:graphic-properties draw:stroke="solid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4.318cm" svg:height="2.667cm" svg:x="12.684cm" svg:y="8.874cm">
          <draw:glue-point draw:id="4" svg:x="2.5cm" svg:y="-4.521cm" draw:escape-direction="up"/>
          <draw:glue-point draw:id="5" svg:x="1.176cm" svg:y="5.001cm"/>
          <draw:glue-point draw:id="6" svg:x="2.352cm" svg:y="4.525cm"/>
          <draw:glue-point draw:id="7" svg:x="3.529cm" svg:y="3.573cm"/>
          <draw:glue-point draw:id="8" svg:x="-1.764cm" svg:y="4.525cm"/>
          <draw:glue-point draw:id="9" svg:x="-2.941cm" svg:y="4.049cm"/>
          <draw:glue-point draw:id="10" svg:x="-0.882cm" svg:y="-4.998cm"/>
          <draw:glue-point draw:id="11" svg:x="-1.764cm" svg:y="-4.521cm"/>
          <draw:glue-point draw:id="12" svg:x="-3.529cm" svg:y="-3.569cm"/>
          <draw:glue-point draw:id="13" svg:x="-3.235cm" svg:y="-3.569cm"/>
          <draw:glue-point draw:id="14" svg:x="0.882cm" svg:y="-4.998cm"/>
          <draw:glue-point draw:id="15" svg:x="1.764cm" svg:y="-4.998cm"/>
          <draw:glue-point draw:id="16" svg:x="3.235cm" svg:y="-4.045cm"/>
          <draw:glue-point draw:id="17" svg:x="-2.647cm" svg:y="-4.045cm"/>
          <text:p text:style-name="P1">DESIGN</text:p>
        </draw:ellipse>
        <draw:g>
          <draw:rect draw:style-name="gr2" draw:text-style-name="P1" draw:layer="layout" svg:width="10.936cm" svg:height="7.62cm" svg:x="17.764cm" svg:y="1cm">
            <text:p/>
          </draw:rect>
          <draw:frame draw:style-name="gr3" draw:layer="layout" svg:width="6.945cm" svg:height="0.962cm" svg:x="20.304cm" svg:y="1.181cm">
            <draw:text-box>
              <text:p>Address space module</text:p>
            </draw:text-box>
          </draw:frame>
        </draw:g>
        <draw:g>
          <draw:rect draw:style-name="gr2" draw:text-style-name="P1" draw:layer="layout" svg:width="10.936cm" svg:height="7.62cm" svg:x="0.986cm" svg:y="1cm">
            <text:p/>
          </draw:rect>
          <draw:frame draw:style-name="gr3" draw:layer="layout" svg:width="6.518cm" svg:height="0.962cm" svg:x="3.526cm" svg:y="1.181cm">
            <draw:text-box>
              <text:p>Configuration module</text:p>
            </draw:text-box>
          </draw:frame>
        </draw:g>
        <draw:custom-shape draw:style-name="gr4" draw:text-style-name="P1" draw:layer="layout" svg:width="10.287cm" svg:height="3.556cm" svg:x="18.145cm" svg:y="2.778cm">
          <text:p/>
          <draw:enhanced-geometry svg:viewBox="0 0 21600 21600" draw:type="rectangle" draw:enhanced-path="M 0 0 L 21600 0 21600 21600 0 21600 0 0 Z N"/>
        </draw:custom-shape>
        <draw:rect draw:style-name="gr5" draw:text-style-name="P2" xml:id="id2" draw:id="id2" draw:layer="layout" svg:width="6.604cm" svg:height="0.762cm" svg:x="18.399cm" svg:y="3.159cm">
          <text:p text:style-name="P1"><text:span text:style-name="T1">AS Class Header + Body</text:span></text:p>
        </draw:rect>
        <draw:connector draw:style-name="gr6" draw:text-style-name="P1" draw:layer="layout" draw:type="curve" svg:x1="14.843cm" svg:y1="8.874cm" svg:x2="18.399cm" svg:y2="3.54cm" draw:start-shape="id1" draw:start-glue-point="0" draw:end-shape="id2" draw:end-glue-point="3" svg:d="M14843 8874c0-3556 1185-5334 3556-5334" svg:viewBox="0 0 3557 5335">
          <text:p/>
        </draw:connector>
        <draw:rect draw:style-name="gr2" draw:text-style-name="P1" draw:layer="layout" svg:width="10.936cm" svg:height="7.62cm" svg:x="17.764cm" svg:y="9.636cm">
          <text:p/>
        </draw:rect>
        <draw:frame draw:style-name="gr3" draw:layer="layout" svg:width="2.542cm" svg:height="0.962cm" svg:x="20.304cm" svg:y="9.817cm">
          <draw:text-box>
            <text:p>Utilities</text:p>
          </draw:text-box>
        </draw:frame>
        <draw:rect draw:style-name="gr7" draw:text-style-name="P1" xml:id="id3" draw:id="id3" draw:layer="layout" svg:width="3.429cm" svg:height="0.889cm" svg:x="24.749cm" svg:y="11.541cm">
          <text:p text:style-name="P1"><text:span text:style-name="T2">diagram.pdf</text:span></text:p>
        </draw:rect>
        <draw:connector draw:style-name="gr8" draw:text-style-name="P1" draw:layer="layout" draw:type="curve" svg:x1="16.366cm" svg:y1="11.159cm" svg:x2="24.749cm" svg:y2="11.985cm" draw:start-shape="id1" draw:start-glue-point="7" draw:end-shape="id3" draw:end-glue-point="3" svg:d="M16366 11159c0 1324 2255 1103 2899 979s-325-153 5484-153" svg:viewBox="0 0 8384 1076">
          <text:p/>
        </draw:connector>
        <draw:frame draw:style-name="gr3" draw:layer="layout" svg:width="2.682cm" svg:height="0.806cm" svg:x="0.873cm" svg:y="17.251cm">
          <draw:text-box>
            <text:p><text:span text:style-name="T1">LEGEND:</text:span></text:p>
          </draw:text-box>
        </draw:frame>
        <draw:g>
          <draw:line draw:style-name="gr9" draw:text-style-name="P1" draw:layer="layout" svg:x1="1.508cm" svg:y1="18.338cm" svg:x2="3.413cm" svg:y2="18.338cm">
            <text:p/>
          </draw:line>
          <draw:frame draw:style-name="gr10" draw:layer="layout" svg:width="6.505cm" svg:height="0.662cm" svg:x="3.385cm" svg:y="18.053cm">
            <draw:text-box>
              <text:p><text:span text:style-name="T3">Generates automatically on build</text:span></text:p>
            </draw:text-box>
          </draw:frame>
        </draw:g>
        <draw:frame draw:style-name="gr3" draw:text-style-name="P3" draw:layer="layout" svg:width="3.554cm" svg:height="0.683cm" svg:x="19.108cm" svg:y="11.287cm">
          <draw:text-box>
            <text:p><text:span text:style-name="T4">generate diagram</text:span></text:p>
          </draw:text-box>
        </draw:frame>
        <draw:g>
          <draw:rect draw:style-name="gr2" draw:text-style-name="P1" draw:layer="layout" svg:width="10.936cm" svg:height="7.62cm" svg:x="1cm" svg:y="9.636cm">
            <text:p/>
          </draw:rect>
          <draw:frame draw:style-name="gr3" draw:layer="layout" svg:width="3.914cm" svg:height="0.962cm" svg:x="3.54cm" svg:y="9.817cm">
            <draw:text-box>
              <text:p>Device logic</text:p>
            </draw:text-box>
          </draw:frame>
        </draw:g>
        <draw:line draw:style-name="gr11" draw:text-style-name="P1" draw:layer="layout" svg:x1="1.508cm" svg:y1="19.004cm" svg:x2="3.413cm" svg:y2="19.004cm">
          <text:p/>
        </draw:line>
        <draw:frame draw:style-name="gr12" draw:layer="layout" svg:width="9.045cm" svg:height="0.662cm" svg:x="3.385cm" svg:y="18.688cm">
          <draw:text-box>
            <text:p><text:span text:style-name="T3">Generates on request</text:span></text:p>
          </draw:text-box>
        </draw:frame>
        <draw:custom-shape draw:style-name="gr4" draw:text-style-name="P1" draw:layer="layout" svg:width="10.287cm" svg:height="5.334cm" svg:x="1.381cm" svg:y="2.143cm">
          <text:p/>
          <draw:enhanced-geometry svg:viewBox="0 0 21600 21600" draw:type="rectangle" draw:enhanced-path="M 0 0 L 21600 0 21600 21600 0 21600 0 0 Z N"/>
        </draw:custom-shape>
        <draw:rect draw:style-name="gr13" draw:text-style-name="P1" xml:id="id4" draw:id="id4" draw:layer="layout" svg:width="4.191cm" svg:height="0.762cm" svg:x="7.096cm" svg:y="2.397cm">
          <text:p text:style-name="P1"><text:span text:style-name="T5">Configuration.xsd</text:span></text:p>
        </draw:rect>
        <draw:connector draw:style-name="gr6" draw:text-style-name="P1" draw:layer="layout" draw:type="curve" svg:x1="14.463cm" svg:y1="8.875cm" svg:x2="11.287cm" svg:y2="2.778cm" draw:start-shape="id1" draw:start-glue-point="10" draw:end-shape="id4" draw:end-glue-point="1" svg:d="M14463 8875c0-4065-1058-6097-3176-6097" svg:viewBox="0 0 3177 6098">
          <text:p/>
        </draw:connector>
        <draw:rect draw:style-name="gr5" draw:text-style-name="P4" xml:id="id5" draw:id="id5" draw:layer="layout" svg:width="5.842cm" svg:height="0.762cm" svg:x="2.143cm" svg:y="4.429cm">
          <text:p text:style-name="P4"><text:span text:style-name="T5">Configuration.{hxx,cxx}</text:span></text:p>
        </draw:rect>
        <draw:connector draw:style-name="gr6" draw:text-style-name="P1" draw:layer="layout" draw:type="curve" svg:x1="7.096cm" svg:y1="2.778cm" svg:x2="5.064cm" svg:y2="4.429cm" draw:start-shape="id4" draw:start-glue-point="3" draw:end-shape="id5" draw:end-glue-point="0" svg:d="M7096 2778c-1355 0-2032 550-2032 1651" svg:viewBox="0 0 2033 1652">
          <text:p/>
        </draw:connector>
        <draw:custom-shape draw:style-name="gr4" draw:text-style-name="P1" draw:layer="layout" svg:width="10.287cm" svg:height="2.286cm" svg:x="1.254cm" svg:y="14.716cm">
          <text:p/>
          <draw:enhanced-geometry svg:viewBox="0 0 21600 21600" draw:type="rectangle" draw:enhanced-path="M 0 0 L 21600 0 21600 21600 0 21600 0 0 Z N"/>
        </draw:custom-shape>
        <draw:rect draw:style-name="gr5" draw:text-style-name="P4" xml:id="id6" draw:id="id6" draw:layer="layout" svg:width="7.366cm" svg:height="0.489cm" svg:x="1.508cm" svg:y="14.989cm">
          <text:p text:style-name="P4"><text:span text:style-name="T5">Device Base Header + Body</text:span></text:p>
        </draw:rect>
        <draw:rect draw:style-name="gr5" draw:text-style-name="P2" xml:id="id7" draw:id="id7" draw:layer="layout" svg:width="7.366cm" svg:height="0.762cm" svg:x="1.508cm" svg:y="12.938cm">
          <text:p text:style-name="P1"><text:span text:style-name="T1">Device Class Header + Body</text:span></text:p>
        </draw:rect>
        <draw:connector draw:style-name="gr14" draw:text-style-name="P1" draw:layer="layout" draw:type="curve" svg:x1="14.082cm" svg:y1="11.413cm" svg:x2="8.874cm" svg:y2="15.233cm" draw:start-shape="id1" draw:start-glue-point="8" draw:end-shape="id6" draw:end-glue-point="1" svg:d="M14082 11413c0 2547-1736 3820-5208 3820" svg:viewBox="0 0 5209 3821">
          <text:p/>
        </draw:connector>
        <draw:connector draw:style-name="gr15" draw:text-style-name="P1" draw:layer="layout" draw:type="curve" svg:x1="13.574cm" svg:y1="11.286cm" svg:x2="8.874cm" svg:y2="13.319cm" draw:start-shape="id1" draw:start-glue-point="9" draw:end-shape="id7" draw:end-glue-point="1" svg:d="M13574 11286c0 1356-1566 2033-4700 2033" svg:viewBox="0 0 4701 2034">
          <text:p/>
        </draw:connector>
        <draw:rect draw:style-name="gr5" draw:text-style-name="P4" xml:id="id8" draw:id="id8" draw:layer="layout" svg:width="5.842cm" svg:height="0.762cm" svg:x="2.143cm" svg:y="5.826cm">
          <text:p text:style-name="P4"><text:span text:style-name="T5">Configurator.cpp</text:span></text:p>
        </draw:rect>
        <draw:connector draw:style-name="gr6" draw:text-style-name="P1" draw:layer="layout" draw:type="curve" svg:x1="14.082cm" svg:y1="9.002cm" svg:x2="7.985cm" svg:y2="6.207cm" draw:start-shape="id1" draw:start-glue-point="11" draw:end-shape="id8" draw:end-glue-point="1" svg:d="M14082 9002c0-1864-2032-2795-6097-2795" svg:viewBox="0 0 6098 2796">
          <text:p/>
        </draw:connector>
        <draw:line draw:style-name="gr16" draw:text-style-name="P1" draw:layer="layout" svg:x1="9.989cm" svg:y1="18.434cm" svg:x2="10.37cm" svg:y2="18.434cm">
          <text:p/>
        </draw:line>
        <draw:frame draw:style-name="gr12" draw:layer="layout" svg:width="2.314cm" svg:height="0.662cm" svg:x="10.624cm" svg:y="18.053cm">
          <draw:text-box>
            <text:p><text:span text:style-name="T3">overwrites</text:span></text:p>
          </draw:text-box>
        </draw:frame>
        <draw:rect draw:style-name="gr5" draw:text-style-name="P2" draw:layer="layout" svg:width="2.032cm" svg:height="0.508cm" svg:x="21.955cm" svg:y="17.672cm">
          <text:p text:style-name="P1"><text:span text:style-name="T3">C++ code</text:span></text:p>
        </draw:rect>
        <draw:rect draw:style-name="gr13" draw:text-style-name="P1" draw:layer="layout" svg:width="2.032cm" svg:height="0.508cm" svg:x="21.955cm" svg:y="18.434cm">
          <text:p text:style-name="P1"><text:span text:style-name="T6">XSD</text:span></text:p>
        </draw:rect>
        <draw:rect draw:style-name="gr17" draw:text-style-name="P2" draw:layer="layout" svg:width="5.08cm" svg:height="0.762cm" svg:x="1.889cm" svg:y="11.668cm">
          <text:p text:style-name="P1"><text:span text:style-name="T1">CMakeLists.txt</text:span></text:p>
        </draw:rect>
        <draw:rect draw:style-name="gr17" draw:text-style-name="P2" draw:layer="layout" svg:width="3.81cm" svg:height="0.508cm" svg:x="24.622cm" svg:y="17.672cm">
          <text:p text:style-name="P1"><text:span text:style-name="T3">User maintained file</text:span></text:p>
        </draw:rect>
        <draw:line draw:style-name="gr18" draw:text-style-name="P1" draw:layer="layout" svg:x1="9.989cm" svg:y1="18.942cm" svg:x2="10.37cm" svg:y2="18.942cm">
          <text:p/>
        </draw:line>
        <draw:frame draw:style-name="gr12" draw:layer="layout" svg:width="2.314cm" svg:height="0.662cm" svg:x="10.624cm" svg:y="18.561cm">
          <draw:text-box>
            <text:p><text:span text:style-name="T3">merges</text:span></text:p>
          </draw:text-box>
        </draw:frame>
        <draw:rect draw:style-name="gr5" draw:text-style-name="P2" xml:id="id9" draw:id="id9" draw:layer="layout" svg:width="6.604cm" svg:height="0.762cm" svg:x="18.399cm" svg:y="4.175cm">
          <text:p text:style-name="P1"><text:span text:style-name="T1">Source Variables glue logic</text:span></text:p>
        </draw:rect>
        <draw:connector draw:style-name="gr6" draw:text-style-name="P1" draw:layer="layout" draw:type="curve" svg:x1="15.604cm" svg:y1="8.875cm" svg:x2="18.399cm" svg:y2="4.556cm" draw:start-shape="id1" draw:start-glue-point="15" draw:end-shape="id9" draw:end-glue-point="3" svg:d="M15604 8875c0-2880 931-4319 2795-4319" svg:viewBox="0 0 2796 4320">
          <text:p/>
        </draw:connector>
        <draw:rect draw:style-name="gr5" draw:text-style-name="P2" xml:id="id10" draw:id="id10" draw:layer="layout" svg:width="6.604cm" svg:height="0.762cm" svg:x="18.399cm" svg:y="5.191cm">
          <text:p text:style-name="P1"><text:span text:style-name="T1">Information model</text:span></text:p>
        </draw:rect>
        <draw:connector draw:style-name="gr6" draw:text-style-name="P1" draw:layer="layout" draw:type="curve" svg:x1="15.922cm" svg:y1="9.002cm" svg:x2="18.399cm" svg:y2="5.572cm" draw:start-shape="id1" draw:start-glue-point="4" draw:end-shape="id10" draw:end-glue-point="3" svg:d="M15922 9002c0-2287 825-3430 2477-3430" svg:viewBox="0 0 2478 3431">
          <text:p/>
        </draw:connector>
        <draw:rect draw:style-name="gr19" draw:text-style-name="P1" xml:id="id11" draw:id="id11" draw:layer="layout" svg:width="6.604cm" svg:height="0.762cm" svg:x="21.574cm" svg:y="6.842cm">
          <text:p text:style-name="P1"><text:span text:style-name="T1">List of AS files to build</text:span></text:p>
        </draw:rect>
        <draw:connector draw:style-name="gr20" draw:text-style-name="P1" draw:layer="layout" draw:type="curve" svg:x1="16.239cm" svg:y1="9.129cm" svg:x2="21.574cm" svg:y2="7.223cm" draw:start-shape="id1" draw:start-glue-point="16" draw:end-shape="id11" draw:end-glue-point="3" svg:d="M16239 9129c0-1271 1778-1906 5335-1906" svg:viewBox="0 0 5336 1907">
          <text:p/>
        </draw:connector>
        <draw:frame draw:style-name="gr3" draw:layer="layout" svg:width="1.272cm" svg:height="0.662cm" svg:x="17.889cm" svg:y="7.45cm">
          <draw:text-box>
            <text:p><text:span text:style-name="T3">build</text:span></text:p>
          </draw:text-box>
        </draw:frame>
        <draw:frame draw:style-name="gr3" draw:layer="layout" svg:width="3.135cm" svg:height="0.607cm" svg:x="8.747cm" svg:y="12.585cm">
          <draw:text-box>
            <text:p><text:span text:style-name="T7">generate device ...</text:span></text:p>
          </draw:text-box>
        </draw:frame>
        <draw:rect draw:style-name="gr5" draw:text-style-name="P4" xml:id="id12" draw:id="id12" draw:layer="layout" svg:width="7.366cm" svg:height="0.508cm" svg:x="1.508cm" svg:y="15.732cm">
          <text:p text:style-name="P4"><text:span text:style-name="T5">Device Root Header + Body</text:span></text:p>
        </draw:rect>
        <draw:connector draw:style-name="gr6" draw:text-style-name="P1" draw:layer="layout" draw:type="curve" svg:x1="14.843cm" svg:y1="11.541cm" svg:x2="8.874cm" svg:y2="15.986cm" draw:start-shape="id1" draw:start-glue-point="2" draw:end-shape="id12" draw:end-glue-point="1" svg:d="M14843 11541c0 2964-1989 4445-5969 4445" svg:viewBox="0 0 5970 4446">
          <text:p/>
        </draw:connector>
        <draw:rect draw:style-name="gr5" draw:text-style-name="P2" xml:id="id13" draw:id="id13" draw:layer="layout" svg:width="4.699cm" svg:height="0.762cm" svg:x="23.479cm" svg:y="13.192cm">
          <text:p text:style-name="P1"><text:span text:style-name="T1">honkyTonky.cc</text:span></text:p>
        </draw:rect>
        <draw:connector draw:style-name="gr8" draw:text-style-name="P1" draw:layer="layout" draw:type="curve" svg:x1="15.858cm" svg:y1="11.413cm" svg:x2="23.479cm" svg:y2="13.573cm" draw:start-shape="id1" draw:start-glue-point="6" draw:end-shape="id13" draw:end-glue-point="3" svg:d="M15858 11413c0 1440 2540 2160 7621 2160" svg:viewBox="0 0 7622 2161">
          <text:p/>
        </draw:connector>
        <draw:frame draw:style-name="gr3" draw:layer="layout" svg:width="3.724cm" svg:height="0.662cm" svg:x="19.161cm" svg:y="12.811cm">
          <draw:text-box>
            <text:p><text:span text:style-name="T3">generate honkytonk</text:span></text:p>
          </draw:text-box>
        </draw:frame>
        <draw:rect draw:style-name="gr19" draw:text-style-name="P1" xml:id="id14" draw:id="id14" draw:layer="layout" svg:width="6.604cm" svg:height="0.762cm" svg:x="21.574cm" svg:y="14.716cm">
          <text:p text:style-name="P1"><text:span text:style-name="T1">WinCCOA integration</text:span></text:p>
        </draw:rect>
        <draw:connector draw:style-name="gr8" draw:text-style-name="P1" draw:layer="layout" draw:type="curve" svg:x1="15.35cm" svg:y1="11.54cm" svg:x2="21.574cm" svg:y2="15.097cm" draw:start-shape="id1" draw:start-glue-point="5" draw:end-shape="id14" draw:end-glue-point="3" svg:d="M15350 11540c0 2372 2074 3557 6224 3557" svg:viewBox="0 0 6225 3558">
          <text:p/>
        </draw:connector>
        <draw:frame draw:style-name="gr3" draw:text-style-name="P5" draw:layer="layout" svg:width="8.173cm" svg:height="0.763cm" svg:x="20.386cm" svg:y="19.237cm">
          <draw:text-box>
            <text:p text:style-name="P5"><text:span text:style-name="T8">Figure by Piotr Nikiel, (C) CERN 2015</text:span></text:p>
          </draw:text-box>
        </draw:frame>
        <draw:frame draw:style-name="gr21" draw:text-style-name="P6" draw:layer="layout" svg:width="3.309cm" svg:height="0.645cm" svg:x="8.239cm" svg:y="16.357cm">
          <draw:text-box>
            <text:p text:style-name="P6"><text:span text:style-name="T6">hidden to the user</text:span></text:p>
          </draw:text-box>
        </draw:frame>
        <draw:frame draw:style-name="gr21" draw:text-style-name="P6" draw:layer="layout" svg:width="3.309cm" svg:height="0.645cm" svg:x="25.13cm" svg:y="5.699cm">
          <draw:text-box>
            <text:p text:style-name="P6"><text:span text:style-name="T6">hidden to the user</text:span></text:p>
          </draw:text-box>
        </draw:frame>
        <draw:frame draw:style-name="gr21" draw:text-style-name="P6" draw:layer="layout" svg:width="3.309cm" svg:height="0.645cm" svg:x="8.366cm" svg:y="6.832cm">
          <draw:text-box>
            <text:p text:style-name="P6"><text:span text:style-name="T6">hidden to the u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0_20_Degrees" draw:display-name="Blue Crossed 0 Degrees" draw:style="double" draw:color="#000080" draw:distance="0.076cm" draw:rotation="90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Nikiel</meta:initial-creator>
    <meta:creation-date>2014-12-04T14:29:32</meta:creation-date>
    <dc:date>2015-11-10T14:48:26.986949716</dc:date>
    <dc:creator>Piotr </dc:creator>
    <meta:editing-duration>PT1H57M22S</meta:editing-duration>
    <meta:editing-cycles>62</meta:editing-cycles>
    <meta:generator>LibreOffice/4.2.8.2$Linux_X86_64 LibreOffice_project/420$Build-2</meta:generator>
    <meta:document-statistic meta:object-count="63"/>
  </office:meta>
</office:document-meta>
</file>